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24-01-0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23-01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22-01-0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21-03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20-01-0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19-01-0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9272" calcext:value-type="float">
            <text:p>98.5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18-01-09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17-01-10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16-01-05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15-01-06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14-01-08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1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284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